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cccccc" draw:textarea-horizontal-align="justify" draw:textarea-vertical-align="middle" draw:auto-grow-height="false" fo:min-height="4.83cm" fo:min-width="1.02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ffffcc" draw:textarea-horizontal-align="justify" draw:textarea-vertical-align="middle" draw:auto-grow-height="false" fo:min-height="4.83cm" fo:min-width="1.02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29cm" fo:min-width="0.04cm" fo:wrap-option="no-wrap"/>
      <style:paragraph-properties style:writing-mode="lr-tb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0.258cm" fo:min-width="0.262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258cm" fo:min-width="0.26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66cm" fo:min-width="0.262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4.64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ffffcc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000000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1.523cm" svg:height="5.079cm" svg:x="5.064cm" svg:y="5.572cm" svg:viewBox="0 0 1524 5080" draw:points="0,5080 0,0 635,0 762,127 889,0 1524,0 1524,5080">
          <text:p text:style-name="P1"><text:span text:style-name="T1">U1</text:span></text:p>
        </draw:polygon>
        <draw:polygon draw:style-name="gr1" draw:text-style-name="P3" draw:layer="layout" svg:width="1.523cm" svg:height="5.079cm" svg:x="9.382cm" svg:y="9.128cm" svg:viewBox="0 0 1524 5080" draw:points="0,5080 0,0 635,0 762,127 889,0 1524,0 1524,5080">
          <text:p text:style-name="P1"><text:span text:style-name="T2">U13</text:span></text:p>
        </draw:polygon>
        <draw:polygon draw:style-name="gr1" draw:text-style-name="P3" draw:layer="layout" svg:width="1.523cm" svg:height="5.079cm" svg:x="11.16cm" svg:y="9.128cm" svg:viewBox="0 0 1524 5080" draw:points="0,5080 0,0 635,0 762,127 889,0 1524,0 1524,5080">
          <text:p text:style-name="P1"><text:span text:style-name="T2">U14</text:span></text:p>
        </draw:polygon>
        <draw:polygon draw:style-name="gr1" draw:text-style-name="P3" draw:layer="layout" svg:width="1.523cm" svg:height="5.079cm" svg:x="12.938cm" svg:y="9.128cm" svg:viewBox="0 0 1524 5080" draw:points="0,5080 0,0 635,0 762,127 889,0 1524,0 1524,5080">
          <text:p text:style-name="P1"><text:span text:style-name="T2">U15</text:span></text:p>
        </draw:polygon>
        <draw:polygon draw:style-name="gr1" draw:text-style-name="P2" draw:layer="layout" svg:width="1.523cm" svg:height="3.047cm" svg:x="9.382cm" svg:y="5.572cm" svg:viewBox="0 0 1524 3048" draw:points="0,3048 0,0 635,0 762,127 889,0 1524,0 1524,3048">
          <text:p text:style-name="P1"><text:span text:style-name="T1">U3</text:span></text:p>
        </draw:polygon>
        <draw:polygon draw:style-name="gr1" draw:text-style-name="P3" draw:layer="layout" svg:width="1.523cm" svg:height="3.555cm" svg:x="7.477cm" svg:y="9.128cm" svg:viewBox="0 0 1524 3556" draw:points="0,3556 0,0 635,0 762,127 889,0 1524,0 1524,3556">
          <text:p text:style-name="P1"><text:span text:style-name="T2">U12</text:span></text:p>
        </draw:polygon>
        <draw:polygon draw:style-name="gr1" draw:text-style-name="P2" draw:layer="layout" svg:width="1.523cm" svg:height="3.047cm" svg:x="11.16cm" svg:y="5.572cm" svg:viewBox="0 0 1524 3048" draw:points="0,3048 0,0 635,0 762,127 889,0 1524,0 1524,3048">
          <text:p text:style-name="P1"><text:span text:style-name="T1">U4</text:span></text:p>
        </draw:polygon>
        <draw:polygon draw:style-name="gr1" draw:text-style-name="P2" draw:layer="layout" svg:width="1.523cm" svg:height="3.047cm" svg:x="7.604cm" svg:y="5.572cm" svg:viewBox="0 0 1524 3048" draw:points="0,3048 0,0 635,0 762,127 889,0 1524,0 1524,3048">
          <text:p text:style-name="P1"><text:span text:style-name="T1">U2</text:span></text:p>
        </draw:polygon>
        <draw:polygon draw:style-name="gr1" draw:text-style-name="P2" draw:layer="layout" svg:width="1.523cm" svg:height="3.047cm" svg:x="12.938cm" svg:y="5.572cm" svg:viewBox="0 0 1524 3048" draw:points="0,3048 0,0 635,0 762,127 889,0 1524,0 1524,3048">
          <text:p text:style-name="P1"><text:span text:style-name="T1">U5</text:span></text:p>
        </draw:polygon>
        <draw:polygon draw:style-name="gr1" draw:text-style-name="P3" draw:layer="layout" svg:width="3.555cm" svg:height="1.523cm" svg:x="14.97cm" svg:y="8.366cm" svg:viewBox="0 0 3556 1524" draw:points="0,1270 0,0 3556,0 3556,1524 254,1524">
          <text:p text:style-name="P1"><text:span text:style-name="T2">U16</text:span></text:p>
        </draw:polygon>
        <draw:polygon draw:style-name="gr1" draw:text-style-name="P2" draw:layer="layout" svg:width="0.761cm" svg:height="2.539cm" svg:x="15.732cm" svg:y="5.318cm" svg:viewBox="0 0 762 2540" draw:points="0,2540 0,0 254,0 381,127 508,0 762,0 762,2540">
          <text:p text:style-name="P1"><text:span text:style-name="T1">U7</text:span></text:p>
        </draw:polygon>
        <draw:polygon draw:style-name="gr1" draw:text-style-name="P2" draw:layer="layout" svg:width="0.761cm" svg:height="2.031cm" svg:x="5.318cm" svg:y="11.16cm" svg:viewBox="0 0 762 2032" draw:points="0,2032 0,0 254,0 381,127 508,0 762,0 762,2032">
          <text:p text:style-name="P1"><text:span text:style-name="T2">U10</text:span></text:p>
        </draw:polygon>
        <draw:polygon draw:style-name="gr2" draw:text-style-name="P4" draw:layer="layout" svg:width="0.761cm" svg:height="1.777cm" svg:x="17.256cm" svg:y="3.794cm" svg:viewBox="0 0 762 1778" draw:points="0,1778 0,0 254,0 381,127 508,0 762,0 762,1778">
          <text:p text:style-name="P1"><text:span text:style-name="T1">P1</text:span></text:p>
        </draw:polygon>
        <draw:polygon draw:style-name="gr1" draw:text-style-name="P2" draw:layer="layout" svg:width="0.761cm" svg:height="2.539cm" svg:x="15.732cm" svg:y="2.524cm" svg:viewBox="0 0 762 2540" draw:points="0,2540 0,0 254,0 381,127 508,0 762,0 762,2540">
          <text:p text:style-name="P1"><text:span text:style-name="T1">U6</text:span></text:p>
        </draw:polygon>
        <draw:polygon draw:style-name="gr2" draw:text-style-name="P4" draw:layer="layout" svg:width="0.761cm" svg:height="1.777cm" svg:x="18.272cm" svg:y="3.794cm" svg:viewBox="0 0 762 1778" draw:points="0,1778 0,0 254,0 381,127 508,0 762,0 762,1778">
          <text:p text:style-name="P1"><text:span text:style-name="T1">P2</text:span></text:p>
        </draw:polygon>
        <draw:polygon draw:style-name="gr1" draw:text-style-name="P2" draw:layer="layout" svg:width="0.761cm" svg:height="1.777cm" svg:x="4.302cm" svg:y="11.414cm" svg:viewBox="0 0 762 1778" draw:points="0,1778 0,0 254,0 381,127 508,0 762,0 762,1778">
          <text:p text:style-name="P1"><text:span text:style-name="T2">U9</text:span></text:p>
        </draw:polygon>
        <draw:polygon draw:style-name="gr2" draw:text-style-name="P4" draw:layer="layout" svg:width="0.761cm" svg:height="1.777cm" svg:x="17.764cm" svg:y="15.478cm" svg:viewBox="0 0 762 1778" draw:points="0,1778 0,0 254,0 381,127 508,0 762,0 762,1778">
          <text:p text:style-name="P1"><text:span text:style-name="T1">P4</text:span></text:p>
        </draw:polygon>
        <draw:polygon draw:style-name="gr1" draw:text-style-name="P3" draw:layer="layout" svg:width="0.761cm" svg:height="2.031cm" svg:x="6.334cm" svg:y="11.16cm" svg:viewBox="0 0 762 2032" draw:points="0,2032 0,0 254,0 381,127 508,0 762,0 762,2032">
          <text:p text:style-name="P1"><text:span text:style-name="T2">U11</text:span></text:p>
        </draw:polygon>
        <draw:polygon draw:style-name="gr1" draw:text-style-name="P5" draw:layer="layout" svg:width="0.761cm" svg:height="2.031cm" svg:x="3.286cm" svg:y="11.16cm" svg:viewBox="0 0 762 2032" draw:points="0,2032 0,0 254,0 381,127 508,0 762,0 762,2032">
          <text:p text:style-name="P1"><text:span text:style-name="T2">U8</text:span></text:p>
        </draw:polygon>
        <draw:polygon draw:style-name="gr1" draw:text-style-name="P3" draw:layer="layout" svg:width="0.761cm" svg:height="2.031cm" svg:x="4.302cm" svg:y="13.446cm" svg:viewBox="0 0 762 2032" draw:points="0,2032 0,0 254,0 381,127 508,0 762,0 762,2032">
          <text:p text:style-name="P1"><text:span text:style-name="T2">U18</text:span></text:p>
        </draw:polygon>
        <draw:polygon draw:style-name="gr1" draw:text-style-name="P3" draw:layer="layout" svg:width="0.761cm" svg:height="1.777cm" svg:x="7.35cm" svg:y="13.7cm" svg:viewBox="0 0 762 1778" draw:points="0,1778 0,0 254,0 381,127 508,0 762,0 762,1778">
          <text:p text:style-name="P1"><text:span text:style-name="T2">U21</text:span></text:p>
        </draw:polygon>
        <draw:polygon draw:style-name="gr1" draw:text-style-name="P3" draw:layer="layout" svg:width="0.761cm" svg:height="1.777cm" svg:x="6.334cm" svg:y="13.7cm" svg:viewBox="0 0 762 1778" draw:points="0,1778 0,0 254,0 381,127 508,0 762,0 762,1778">
          <text:p text:style-name="P1"><text:span text:style-name="T2">U20</text:span></text:p>
        </draw:polygon>
        <draw:polygon draw:style-name="gr1" draw:text-style-name="P3" draw:layer="layout" svg:width="0.761cm" svg:height="1.777cm" svg:x="5.318cm" svg:y="13.7cm" svg:viewBox="0 0 762 1778" draw:points="0,1778 0,0 254,0 381,127 508,0 762,0 762,1778">
          <text:p text:style-name="P1"><text:span text:style-name="T2">U19</text:span></text:p>
        </draw:polygon>
        <draw:polygon draw:style-name="gr1" draw:text-style-name="P3" draw:layer="layout" svg:width="0.761cm" svg:height="1.777cm" svg:x="13.7cm" svg:y="15.478cm" svg:viewBox="0 0 762 1778" draw:points="0,1778 0,0 254,0 381,127 508,0 762,0 762,1778">
          <text:p text:style-name="P1"><text:span text:style-name="T2">U23</text:span></text:p>
        </draw:polygon>
        <draw:polygon draw:style-name="gr1" draw:text-style-name="P3" draw:layer="layout" svg:width="0.761cm" svg:height="1.777cm" svg:x="12.43cm" svg:y="15.478cm" svg:viewBox="0 0 762 1778" draw:points="0,1778 0,0 254,0 381,127 508,0 762,0 762,1778">
          <text:p text:style-name="P1"><text:span text:style-name="T2">U22</text:span></text:p>
        </draw:polygon>
        <draw:polygon draw:style-name="gr1" draw:text-style-name="P3" draw:layer="layout" svg:width="0.761cm" svg:height="1.777cm" svg:x="3.286cm" svg:y="13.7cm" svg:viewBox="0 0 762 1778" draw:points="0,1778 0,0 254,0 381,127 508,0 762,0 762,1778">
          <text:p text:style-name="P1"><text:span text:style-name="T2">U17</text:span></text:p>
        </draw:polygon>
        <draw:polygon draw:style-name="gr2" draw:text-style-name="P4" draw:layer="layout" svg:width="1.269cm" svg:height="8.381cm" svg:x="18.78cm" svg:y="6.334cm" svg:viewBox="0 0 1270 8382" draw:points="0,8382 0,0 762,0 1270,1016 1270,7366 762,8382">
          <text:p text:style-name="P1"><text:span text:style-name="T1">P3</text:span></text:p>
        </draw:polygon>
        <draw:g>
          <draw:custom-shape draw:style-name="gr3" draw:text-style-name="P6" draw:layer="layout" svg:width="1.143cm" svg:height="1.143cm" svg:x="3.794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62cm" svg:height="0.762cm" svg:x="3.984cm" svg:y="17.319cm">
            <text:p text:style-name="P7"><text:span text:style-name="T3">SW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6" draw:layer="layout" svg:width="1.143cm" svg:height="1.143cm" svg:x="6.08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62cm" svg:height="0.762cm" svg:x="6.27cm" svg:y="17.319cm">
            <text:p text:style-name="P7"><text:span text:style-name="T3">SW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6" draw:layer="layout" svg:width="0.762cm" svg:height="0.508cm" svg:x="5.191cm" svg:y="19.4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762cm" svg:height="0.508cm" svg:x="5.19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762cm" svg:height="1.016cm" svg:x="5.191cm" svg:y="19.415cm">
              <text:p text:style-name="P7"><text:span text:style-name="T3">SW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6" draw:layer="layout" svg:width="0.762cm" svg:height="0.508cm" svg:x="6.461cm" svg:y="19.4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762cm" svg:height="0.508cm" svg:x="6.46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762cm" svg:height="1.016cm" svg:x="6.461cm" svg:y="19.415cm">
              <text:p text:style-name="P7"><text:span text:style-name="T3">SW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6" draw:layer="layout" svg:width="0.762cm" svg:height="0.508cm" svg:x="7.604cm" svg:y="19.4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762cm" svg:height="0.508cm" svg:x="7.604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762cm" svg:height="1.016cm" svg:x="7.604cm" svg:y="19.415cm">
              <text:p text:style-name="P7"><text:span text:style-name="T3">SW6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6" draw:layer="layout" svg:width="0.762cm" svg:height="0.508cm" svg:x="3.921cm" svg:y="19.4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762cm" svg:height="0.508cm" svg:x="3.92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762cm" svg:height="1.016cm" svg:x="3.921cm" svg:y="19.415cm">
              <text:p text:style-name="P7"><text:span text:style-name="T3">SW</text:span><text:span text:style-name="T3">3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frame draw:style-name="gr8" draw:text-style-name="P11" draw:layer="layout" svg:width="16.891cm" svg:height="24.892cm" svg:x="1.508cm" svg:y="1.508cm">
          <draw:text-box>
            <text:p><text:span text:style-name="T1">U</text:span><text:span text:style-name="T1">1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C</text:span><text:span text:style-name="T1">P</text:span><text:span text:style-name="T1">U</text:span></text:p>
            <text:p><text:span text:style-name="T1">U</text:span><text:span text:style-name="T1">2</text:span><text:span text:style-name="T1"><text:tab/></text:span><text:span text:style-name="T1">M</text:span><text:span text:style-name="T1">K</text:span><text:span text:style-name="T1">2</text:span><text:span text:style-name="T1">7</text:span><text:span text:style-name="T1">1</text:span><text:span text:style-name="T1">6 </text:span><text:span text:style-name="T1">(</text:span><text:span text:style-name="T1">@</text:span><text:span text:style-name="T1">0</text:span><text:span text:style-name="T1">0</text:span><text:span text:style-name="T1">0</text:span><text:span text:style-name="T1">0)</text:span></text:p>
            <text:p><text:span text:style-name="T1">U</text:span><text:span text:style-name="T1">3</text:span><text:span text:style-name="T1"><text:tab/></text:span><text:span text:style-name="T1">M</text:span><text:span text:style-name="T1">K</text:span><text:span text:style-name="T1">2</text:span><text:span text:style-name="T1">7</text:span><text:span text:style-name="T1">1</text:span><text:span text:style-name="T1">6 </text:span><text:span text:style-name="T1">(</text:span><text:span text:style-name="T1">@</text:span><text:span text:style-name="T1">0</text:span><text:span text:style-name="T1">8</text:span><text:span text:style-name="T1">0</text:span><text:span text:style-name="T1">0) </text:span><text:span text:style-name="T1">– </text:span><text:span text:style-name="T1">e</text:span><text:span text:style-name="T1">m</text:span><text:span text:style-name="T1">pt</text:span><text:span text:style-name="T1">y</text:span></text:p>
            <text:p><text:span text:style-name="T1">U</text:span><text:span text:style-name="T1">4</text:span><text:span text:style-name="T1"><text:tab/></text:span><text:span text:style-name="T1">T</text:span><text:span text:style-name="T1">M</text:span><text:span text:style-name="T1">M</text:span><text:span text:style-name="T1">2</text:span><text:span text:style-name="T1">0</text:span><text:span text:style-name="T1">1</text:span><text:span text:style-name="T1">6 </text:span><text:span text:style-name="T1">(</text:span><text:span text:style-name="T1">@</text:span><text:span text:style-name="T1">1</text:span><text:span text:style-name="T1">0</text:span><text:span text:style-name="T1">0</text:span><text:span text:style-name="T1">0)</text:span></text:p>
            <text:p><text:span text:style-name="T1">U</text:span><text:span text:style-name="T1">5</text:span><text:span text:style-name="T1"><text:tab/></text:span><text:span text:style-name="T1">T</text:span><text:span text:style-name="T1">M</text:span><text:span text:style-name="T1">M</text:span><text:span text:style-name="T1">2</text:span><text:span text:style-name="T1">0</text:span><text:span text:style-name="T1">1</text:span><text:span text:style-name="T1">6 </text:span><text:span text:style-name="T1">(</text:span><text:span text:style-name="T1">@</text:span><text:span text:style-name="T1">1</text:span><text:span text:style-name="T1">8</text:span><text:span text:style-name="T1">0</text:span><text:span text:style-name="T1">0)</text:span></text:p>
            <text:p><text:span text:style-name="T1">U</text:span><text:span text:style-name="T1">6</text:span><text:span text:style-name="T1"><text:tab/></text:span><text:span text:style-name="T1">7</text:span><text:span text:style-name="T1">4</text:span><text:span text:style-name="T1">L</text:span><text:span text:style-name="T1">S</text:span><text:span text:style-name="T1">2</text:span><text:span text:style-name="T1">4</text:span><text:span text:style-name="T1">5</text:span></text:p>
            <text:p><text:span text:style-name="T1">U</text:span><text:span text:style-name="T1">7</text:span><text:span text:style-name="T1"><text:tab/></text:span><text:span text:style-name="T1">7</text:span><text:span text:style-name="T1">4</text:span><text:span text:style-name="T1">L</text:span><text:span text:style-name="T1">S</text:span><text:span text:style-name="T1">2</text:span><text:span text:style-name="T1">4</text:span><text:span text:style-name="T1">5</text:span></text:p>
            <text:p><text:span text:style-name="T1">U</text:span><text:span text:style-name="T1">8</text:span><text:span text:style-name="T1"><text:tab/></text:span><text:span text:style-name="T1">7</text:span><text:span text:style-name="T1">4</text:span><text:span text:style-name="T1">S</text:span><text:span text:style-name="T1">1</text:span><text:span text:style-name="T1">6</text:span><text:span text:style-name="T1">3</text:span></text:p>
            <text:p><text:span text:style-name="T1">U</text:span><text:span text:style-name="T1">9</text:span><text:span text:style-name="T1"><text:tab/></text:span><text:span text:style-name="T1">7</text:span><text:span text:style-name="T1">4</text:span><text:span text:style-name="T1">S</text:span><text:span text:style-name="T1">0</text:span><text:span text:style-name="T1">4</text:span></text:p>
            <text:p><text:span text:style-name="T1">U</text:span><text:span text:style-name="T1">1</text:span><text:span text:style-name="T1">0</text:span><text:span text:style-name="T1"><text:tab/></text:span><text:span text:style-name="T1">7</text:span><text:span text:style-name="T1">4</text:span><text:span text:style-name="T1">L</text:span><text:span text:style-name="T1">S</text:span><text:span text:style-name="T1">1</text:span><text:span text:style-name="T1">3</text:span><text:span text:style-name="T1">8</text:span></text:p>
            <text:p><text:span text:style-name="T1">U</text:span><text:span text:style-name="T1">1</text:span><text:span text:style-name="T1">1</text:span><text:span text:style-name="T1"><text:tab/></text:span><text:span text:style-name="T1">7</text:span><text:span text:style-name="T1">4</text:span><text:span text:style-name="T1">L</text:span><text:span text:style-name="T1">S</text:span><text:span text:style-name="T1">1</text:span><text:span text:style-name="T1">3</text:span><text:span text:style-name="T1">9</text:span></text:p>
            <text:p><text:span text:style-name="T1">U</text:span><text:span text:style-name="T1">1</text:span><text:span text:style-name="T1">2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C</text:span><text:span text:style-name="T1">T</text:span><text:span text:style-name="T1">C</text:span></text:p>
            <text:p><text:span text:style-name="T1">U</text:span><text:span text:style-name="T1">1</text:span><text:span text:style-name="T1">3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SI</text:span><text:span text:style-name="T1">O/</text:span><text:span text:style-name="T1">0</text:span></text:p>
            <text:p><text:span text:style-name="T1">U</text:span><text:span text:style-name="T1">1</text:span><text:span text:style-name="T1">4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PI</text:span><text:span text:style-name="T1">O</text:span></text:p>
            <text:p><text:span text:style-name="T1">U</text:span><text:span text:style-name="T1">1</text:span><text:span text:style-name="T1">5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PI</text:span><text:span text:style-name="T1">O</text:span></text:p>
            <text:p><text:span text:style-name="T1">U</text:span><text:span text:style-name="T1">1</text:span><text:span text:style-name="T1">6</text:span><text:span text:style-name="T1"><text:tab/></text:span><text:span text:style-name="T1">H</text:span><text:span text:style-name="T1">D</text:span><text:span text:style-name="T1">S</text:span><text:span text:style-name="T1">P-</text:span><text:span text:style-name="T1">2</text:span><text:span text:style-name="T1">11</text:span><text:span text:style-name="T1">1 </text:span><text:span text:style-name="T1">(5</text:span><text:span text:style-name="T1">x</text:span><text:span text:style-name="T1">7 </text:span><text:span text:style-name="T1">8-</text:span><text:span text:style-name="T1">c</text:span><text:span text:style-name="T1">h</text:span><text:span text:style-name="T1">ar </text:span><text:span text:style-name="T1">di</text:span><text:span text:style-name="T1">s</text:span><text:span text:style-name="T1">pl</text:span><text:span text:style-name="T1">a</text:span><text:span text:style-name="T1">y)</text:span></text:p>
            <text:p><text:span text:style-name="T1">U</text:span><text:span text:style-name="T1">1</text:span><text:span text:style-name="T1">7</text:span><text:span text:style-name="T1"><text:tab/></text:span><text:span text:style-name="T1">2</text:span><text:span text:style-name="T1">0.</text:span><text:span text:style-name="T1">0</text:span><text:span text:style-name="T1">0</text:span><text:span text:style-name="T1">0</text:span><text:span text:style-name="T1">M</text:span><text:span text:style-name="T1">H</text:span><text:span text:style-name="T1">z </text:span><text:span text:style-name="T1">O</text:span><text:span text:style-name="T1">sc</text:span><text:span text:style-name="T1">ill</text:span><text:span text:style-name="T1">at</text:span><text:span text:style-name="T1">or</text:span></text:p>
            <text:p><text:span text:style-name="T1">U</text:span><text:span text:style-name="T1">1</text:span><text:span text:style-name="T1">8</text:span><text:span text:style-name="T1"><text:tab/>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t</text:span><text:span text:style-name="T1">s:</text:span></text:p>
            <text:p><text:span text:style-name="T1"><text:tab/></text:span><text:span text:style-name="T1"><text:tab/></text:span><text:span text:style-name="T1">R</text:span><text:span text:style-name="T1">1: </text:span><text:span text:style-name="T1">1,</text:span><text:span text:style-name="T1">1</text:span><text:span text:style-name="T1">6 </text:span><text:span text:style-name="T1">– </text:span><text:span text:style-name="T1">3</text:span><text:span text:style-name="T1">3</text:span><text:span text:style-name="T1">0 </text:span><text:span text:style-name="T1">R</text:span></text:p>
            <text:p><text:span text:style-name="T1"><text:tab/></text:span><text:span text:style-name="T1"><text:tab/></text:span><text:span text:style-name="T1">R</text:span><text:span text:style-name="T1">2: </text:span><text:span text:style-name="T1">2,</text:span><text:span text:style-name="T1">1</text:span><text:span text:style-name="T1">5 </text:span><text:span text:style-name="T1">– </text:span><text:span text:style-name="T1">3</text:span><text:span text:style-name="T1">3</text:span><text:span text:style-name="T1">K </text:span><text:span text:style-name="T1">R</text:span></text:p>
            <text:p><text:span text:style-name="T1"><text:tab/></text:span><text:span text:style-name="T1"><text:tab/></text:span><text:span text:style-name="T1">D</text:span><text:span text:style-name="T1">1: </text:span><text:span text:style-name="T1">3,</text:span><text:span text:style-name="T1">1</text:span><text:span text:style-name="T1">4 </text:span><text:span text:style-name="T1">– </text:span><text:span text:style-name="T1">D </text:span><text:span text:style-name="T1">(a</text:span><text:span text:style-name="T1">n</text:span><text:span text:style-name="T1">o</text:span><text:span text:style-name="T1">d</text:span><text:span text:style-name="T1">e</text:span><text:span text:style-name="T1">=</text:span><text:span text:style-name="T1">3)</text:span></text:p>
            <text:p><text:span text:style-name="T1"><text:tab/></text:span><text:span text:style-name="T1"><text:tab/></text:span><text:span text:style-name="T1">R</text:span><text:span text:style-name="T1">3: </text:span><text:span text:style-name="T1">4,</text:span><text:span text:style-name="T1">1</text:span><text:span text:style-name="T1">3 </text:span><text:span text:style-name="T1">– </text:span><text:span text:style-name="T1">6</text:span><text:span text:style-name="T1">8 </text:span><text:span text:style-name="T1">R</text:span></text:p>
            <text:p><text:span text:style-name="T1"><text:tab/></text:span><text:span text:style-name="T1"><text:tab/></text:span><text:span text:style-name="T1">C</text:span><text:span text:style-name="T1">1: </text:span><text:span text:style-name="T1">5,</text:span><text:span text:style-name="T1">1</text:span><text:span text:style-name="T1">2 </text:span><text:span text:style-name="T1">- </text:span><text:span text:style-name="T1">+</text:span><text:span text:style-name="T1">C</text:span></text:p>
            <text:p><text:span text:style-name="T1"><text:tab/></text:span><text:span text:style-name="T1"><text:tab/></text:span><text:span text:style-name="T1">R</text:span><text:span text:style-name="T1">4: </text:span><text:span text:style-name="T1">7,</text:span><text:span text:style-name="T1">1</text:span><text:span text:style-name="T1">0 </text:span><text:span text:style-name="T1">– </text:span><text:span text:style-name="T1">5.</text:span><text:span text:style-name="T1">6</text:span><text:span text:style-name="T1">K </text:span><text:span text:style-name="T1">R</text:span></text:p>
            <text:p><text:span text:style-name="T1">U</text:span><text:span text:style-name="T1">1</text:span><text:span text:style-name="T1">9</text:span><text:span text:style-name="T1"><text:tab/></text:span><text:span text:style-name="T1">7</text:span><text:span text:style-name="T1">4</text:span><text:span text:style-name="T1">L</text:span><text:span text:style-name="T1">S</text:span><text:span text:style-name="T1">1</text:span><text:span text:style-name="T1">4</text:span></text:p>
            <text:p><text:span text:style-name="T1">U</text:span><text:span text:style-name="T1">2</text:span><text:span text:style-name="T1">0</text:span><text:span text:style-name="T1"><text:tab/></text:span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  <text:p><text:span text:style-name="T1">U</text:span><text:span text:style-name="T1">2</text:span><text:span text:style-name="T1">1</text:span><text:span text:style-name="T1"><text:tab/></text:span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  <text:p><text:span text:style-name="T1">U</text:span><text:span text:style-name="T1">2</text:span><text:span text:style-name="T1">2</text:span><text:span text:style-name="T1"><text:tab/></text:span><text:span text:style-name="T1">M</text:span><text:span text:style-name="T1">C</text:span><text:span text:style-name="T1">1</text:span><text:span text:style-name="T1">4</text:span><text:span text:style-name="T1">8</text:span><text:span text:style-name="T1">9</text:span></text:p>
            <text:p><text:span text:style-name="T1">U</text:span><text:span text:style-name="T1">2</text:span><text:span text:style-name="T1">3</text:span><text:span text:style-name="T1"><text:tab/></text:span><text:span text:style-name="T1">M</text:span><text:span text:style-name="T1">C</text:span><text:span text:style-name="T1">1</text:span><text:span text:style-name="T1">4</text:span><text:span text:style-name="T1">8</text:span><text:span text:style-name="T1">8</text:span></text:p>
            <text:p><text:span text:style-name="T1">S</text:span><text:span text:style-name="T1">W</text:span><text:span text:style-name="T1">1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p</text:span><text:span text:style-name="T1">u</text:span><text:span text:style-name="T1">s</text:span><text:span text:style-name="T1">h</text:span><text:span text:style-name="T1">b</text:span><text:span text:style-name="T1">ut</text:span><text:span text:style-name="T1">to</text:span><text:span text:style-name="T1">n </text:span><text:span text:style-name="T1">– </text:span><text:span text:style-name="T1">R</text:span><text:span text:style-name="T1">E</text:span><text:span text:style-name="T1">S</text:span><text:span text:style-name="T1">E</text:span><text:span text:style-name="T1">T</text:span></text:p>
            <text:p><text:span text:style-name="T1">S</text:span><text:span text:style-name="T1">W</text:span><text:span text:style-name="T1">2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p</text:span><text:span text:style-name="T1">u</text:span><text:span text:style-name="T1">s</text:span><text:span text:style-name="T1">h</text:span><text:span text:style-name="T1">b</text:span><text:span text:style-name="T1">ut</text:span><text:span text:style-name="T1">to</text:span><text:span text:style-name="T1">n </text:span><text:span text:style-name="T1">– </text:span><text:span text:style-name="T1">N</text:span><text:span text:style-name="T1">M</text:span><text:span text:style-name="T1">I</text:span></text:p>
            <text:p><text:span text:style-name="T1">S</text:span><text:span text:style-name="T1">W</text:span><text:span text:style-name="T1">3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to</text:span><text:span text:style-name="T1">g</text:span><text:span text:style-name="T1">gl</text:span><text:span text:style-name="T1">e </text:span><text:span text:style-name="T1">– </text:span><text:span text:style-name="T1">4</text:span><text:span text:style-name="T1">8</text:span><text:span text:style-name="T1">0</text:span><text:span text:style-name="T1">0/</text:span><text:span text:style-name="T1">9</text:span><text:span text:style-name="T1">6</text:span><text:span text:style-name="T1">0</text:span><text:span text:style-name="T1">0</text:span></text:p>
            <text:p><text:span text:style-name="T1">S</text:span><text:span text:style-name="T1">W</text:span><text:span text:style-name="T1">4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to</text:span><text:span text:style-name="T1">g</text:span><text:span text:style-name="T1">gl</text:span><text:span text:style-name="T1">e</text:span></text:p>
            <text:p><text:span text:style-name="T1">S</text:span><text:span text:style-name="T1">W</text:span><text:span text:style-name="T1">5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to</text:span><text:span text:style-name="T1">g</text:span><text:span text:style-name="T1">gl</text:span><text:span text:style-name="T1">e</text:span></text:p>
            <text:p><text:span text:style-name="T1">S</text:span><text:span text:style-name="T1">W</text:span><text:span text:style-name="T1">6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to</text:span><text:span text:style-name="T1">g</text:span><text:span text:style-name="T1">gl</text:span><text:span text:style-name="T1">e</text:span></text:p>
            <text:p><text:span text:style-name="T1">P</text:span><text:span text:style-name="T1">1</text:span><text:span text:style-name="T1"><text:tab/></text:span><text:span text:style-name="T1">DI</text:span><text:span text:style-name="T1">P</text:span><text:span text:style-name="T1">1</text:span><text:span text:style-name="T1">4 </text:span><text:span text:style-name="T1">s</text:span><text:span text:style-name="T1">o</text:span><text:span text:style-name="T1">ck</text:span><text:span text:style-name="T1">et </text:span><text:span text:style-name="T1">– </text:span><text:span text:style-name="T1">I/</text:span><text:span text:style-name="T1">O </text:span><text:span text:style-name="T1">e</text:span><text:span text:style-name="T1">x</text:span><text:span text:style-name="T1">p</text:span><text:span text:style-name="T1">a</text:span><text:span text:style-name="T1">n</text:span><text:span text:style-name="T1">si</text:span><text:span text:style-name="T1">o</text:span><text:span text:style-name="T1">n</text:span></text:p>
            <text:p><text:span text:style-name="T1">P</text:span><text:span text:style-name="T1">2</text:span><text:span text:style-name="T1"><text:tab/></text:span><text:span text:style-name="T1">DI</text:span><text:span text:style-name="T1">P</text:span><text:span text:style-name="T1">1</text:span><text:span text:style-name="T1">4 </text:span><text:span text:style-name="T1">s</text:span><text:span text:style-name="T1">o</text:span><text:span text:style-name="T1">ck</text:span><text:span text:style-name="T1">et </text:span><text:span text:style-name="T1">– </text:span><text:span text:style-name="T1">I/</text:span><text:span text:style-name="T1">O </text:span><text:span text:style-name="T1">e</text:span><text:span text:style-name="T1">x</text:span><text:span text:style-name="T1">p</text:span><text:span text:style-name="T1">a</text:span><text:span text:style-name="T1">n</text:span><text:span text:style-name="T1">si</text:span><text:span text:style-name="T1">o</text:span><text:span text:style-name="T1">n</text:span></text:p>
            <text:p><text:span text:style-name="T1">P</text:span><text:span text:style-name="T1">3</text:span><text:span text:style-name="T1"><text:tab/></text:span><text:span text:style-name="T1">ID</text:span><text:span text:style-name="T1">C</text:span><text:span text:style-name="T1">5</text:span><text:span text:style-name="T1">0-</text:span><text:span text:style-name="T1">M </text:span><text:span text:style-name="T1">– </text:span><text:span text:style-name="T1">G</text:span><text:span text:style-name="T1">PI</text:span><text:span text:style-name="T1">O</text:span><text:span text:style-name="T1">?</text:span></text:p>
            <text:p><text:span text:style-name="T1">P</text:span><text:span text:style-name="T1">4</text:span><text:span text:style-name="T1"><text:tab/></text:span><text:span text:style-name="T1">DI</text:span><text:span text:style-name="T1">P</text:span><text:span text:style-name="T1">1</text:span><text:span text:style-name="T1">4 </text:span><text:span text:style-name="T1">s</text:span><text:span text:style-name="T1">o</text:span><text:span text:style-name="T1">ck</text:span><text:span text:style-name="T1">et </text:span><text:span text:style-name="T1">– </text:span><text:span text:style-name="T1">R</text:span><text:span text:style-name="T1">S-</text:span><text:span text:style-name="T1">2</text:span><text:span text:style-name="T1">3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7:46:51.912684194</meta:creation-date>
    <dc:date>2022-11-30T08:53:06.272917415</dc:date>
    <meta:editing-duration>PT13M48S</meta:editing-duration>
    <meta:editing-cycles>4</meta:editing-cycles>
    <meta:generator>LibreOffice/7.3.7.2$Linux_X86_64 LibreOffice_project/30$Build-2</meta:generator>
    <meta:document-statistic meta:object-count="51"/>
  </office:meta>
</office:document-meta>
</file>